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Mangal1" svg:font-family="Mangal"/>
    <style:font-face style:name="Linux Biolinum G1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nux Biolinum G1" officeooo:rsid="0011517d" officeooo:paragraph-rsid="0011517d" style:font-name-complex="Linux Biolinum G1"/>
    </style:style>
    <style:style style:name="P2" style:family="paragraph" style:parent-style-name="Standard">
      <style:paragraph-properties fo:line-height="150%"/>
      <style:text-properties style:font-name="Linux Biolinum G1" officeooo:rsid="001288e6" officeooo:paragraph-rsid="001288e6" style:font-name-complex="Linux Biolinum G1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nux Biolinum G1" fo:font-size="12pt" fo:font-weight="bold" officeooo:rsid="000fa545" officeooo:paragraph-rsid="0011517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nux Biolinum G1" fo:font-size="12pt" fo:font-weight="bold" officeooo:rsid="000fa545" officeooo:paragraph-rsid="001288e6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Linux Biolinum G1" officeooo:rsid="0011517d" officeooo:paragraph-rsid="0011517d" style:font-name-complex="Linux Biolinum G1"/>
    </style:style>
    <style:style style:name="P6" style:family="paragraph" style:parent-style-name="Standard">
      <style:paragraph-properties fo:line-height="150%"/>
      <style:text-properties style:font-name="Linux Biolinum G1" officeooo:rsid="0011517d" officeooo:paragraph-rsid="0019c584" style:font-name-complex="Linux Biolinum G1"/>
    </style:style>
    <style:style style:name="T1" style:family="text">
      <style:text-properties officeooo:rsid="0012356d" style:font-name-complex="Linux Biolinum G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d724" style:font-style-asian="italic" style:font-style-complex="italic"/>
    </style:style>
    <style:style style:name="T4" style:family="text">
      <style:text-properties fo:font-style="italic" officeooo:rsid="0014dbdf" style:font-style-asian="italic" style:font-style-complex="italic"/>
    </style:style>
    <style:style style:name="T5" style:family="text">
      <style:text-properties fo:font-style="italic" officeooo:rsid="00173db6" style:font-style-asian="italic" style:font-style-complex="italic"/>
    </style:style>
    <style:style style:name="T6" style:family="text">
      <style:text-properties officeooo:rsid="001288e6"/>
    </style:style>
    <style:style style:name="T7" style:family="text">
      <style:text-properties style:font-name="Linux Biolinum G" officeooo:rsid="0014d724"/>
    </style:style>
    <style:style style:name="T8" style:family="text">
      <style:text-properties officeooo:rsid="00173db6"/>
    </style:style>
    <style:style style:name="T9" style:family="text">
      <style:text-properties officeooo:rsid="0019c584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FA Portfolio <text:span text:style-name="T1">2016</text:span></text:p>
      <text:p text:style-name="P3">Sarah Usick</text:p>
      <text:p text:style-name="P1"/>
      <text:section text:style-name="Sect1" text:name="Section1">
        <text:p text:style-name="P1">01. <text:s/><text:span text:style-name="T2">Back alley, Brandon MB</text:span></text:p>
        <text:p text:style-name="P1">Oil on canvas </text:p>
        <text:p text:style-name="P1">24 x 32”</text:p>
        <text:p text:style-name="P1">2013</text:p>
        <text:p text:style-name="P1"/>
        <text:p text:style-name="P1">02. <text:s/><text:span text:style-name="T2">Wasting Time</text:span></text:p>
        <text:p text:style-name="P1">Ink and watercolour on poster board</text:p>
        <text:p text:style-name="P1">22 x 28”</text:p>
        <text:p text:style-name="P1">201<text:span text:style-name="T8">2</text:span></text:p>
        <text:p text:style-name="P1"/>
        <text:p text:style-name="P1">03. <text:s/><text:span text:style-name="T2">Figure Study I </text:span></text:p>
        <text:p text:style-name="P1">Cont<text:span text:style-name="T7">é</text:span>, charcoal, chalk on paper</text:p>
        <text:p text:style-name="P1">22 x 28”</text:p>
        <text:p text:style-name="P1">2014</text:p>
        <text:p text:style-name="P1"/>
        <text:p text:style-name="P1">04. <text:s/><text:span text:style-name="T2">Figure Study II</text:span></text:p>
        <text:p text:style-name="P1">Oil on canvas</text:p>
        <text:p text:style-name="P1">16 x 20”</text:p>
        <text:p text:style-name="P1">2015</text:p>
        <text:p text:style-name="P1"/>
        <text:p text:style-name="P1">05. <text:s/><text:span text:style-name="T2">Drapery Study</text:span></text:p>
        <text:p text:style-name="P1">Charcoal on newsprint</text:p>
        <text:p text:style-name="P1">16 x 16”</text:p>
        <text:p text:style-name="P1">2014</text:p>
        <text:p text:style-name="P1"/>
        <text:p text:style-name="P1">06. איפה הדרך לתל-אביב<text:span text:style-name="T2">/Afo Ha'derec l'Tel-aviv/Where is the road to Tel Aviv?</text:span></text:p>
        <text:p text:style-name="P1">Collage, chalk on poster board</text:p>
        <text:p text:style-name="P1">22 x 28”</text:p>
        <text:p text:style-name="P1">2014</text:p>
        <text:p text:style-name="P1">07. <text:s/><text:span text:style-name="T2">Tempus Perdere</text:span></text:p>
        <text:p text:style-name="P1">Silkscreen on paper</text:p>
        <text:p text:style-name="P1">22 x 28”</text:p>
        <text:p text:style-name="P1">2014</text:p>
        <text:p text:style-name="P1"/>
        <text:p text:style-name="P1">08. <text:s/><text:span text:style-name="T2">Lunch-break, Bezalel Academy, </text:span><text:span text:style-name="T3">Israel</text:span></text:p>
        <text:p text:style-name="P1">Oil on paper</text:p>
        <text:p text:style-name="P1">10 x 16”</text:p>
        <text:p text:style-name="P1">2014</text:p>
        <text:p text:style-name="P1"/>
        <text:p text:style-name="P1">09. <text:s/><text:span text:style-name="T2">He Who Wins the War</text:span></text:p>
        <text:p text:style-name="P1">Oil and mixed media on Masonite</text:p>
        <text:p text:style-name="P1">60 x 48”</text:p>
        <text:p text:style-name="P1">2015</text:p>
        <text:p text:style-name="P1"/>
        <text:p text:style-name="P1">10. <text:s/><text:span text:style-name="T2">Ambiguous Heritage</text:span></text:p>
        <text:p text:style-name="P1">Oil on Masonite</text:p>
        <text:p text:style-name="P1">30 x 30”</text:p>
        <text:p text:style-name="P1">2015</text:p>
        <text:p text:style-name="P1"/>
        <text:p text:style-name="P1">11. <text:s/><text:span text:style-name="T2">Execution of an Artwork</text:span></text:p>
        <text:p text:style-name="P1">Oil on Masonite</text:p>
        <text:p text:style-name="P1">16 x 20”</text:p>
        <text:p text:style-name="P1">2015</text:p>
        <text:p text:style-name="P1"/>
        <text:p text:style-name="P1">12. <text:s/><text:span text:style-name="T2">Building </text:span><text:span text:style-name="T4">the Future</text:span></text:p>
        <text:p text:style-name="P1">Oil on canvas</text:p>
        <text:p text:style-name="P1"><text:span text:style-name="T8">4</text:span>0 x <text:span text:style-name="T8">4</text:span>0”</text:p>
        <text:p text:style-name="P1">2015</text:p>
        <text:p text:style-name="P1"/>
        <text:p text:style-name="P1"><text:soft-page-break/>13. <text:span text:style-name="T2"><text:s/>The Dugout</text:span></text:p>
        <text:p text:style-name="P1">Oil on canvas</text:p>
        <text:p text:style-name="P1">16 x 20”</text:p>
        <text:p text:style-name="P1">2013</text:p>
        <text:p text:style-name="P1"/>
        <text:p text:style-name="P1">14. <text:span text:style-name="T2"><text:s/>The Concept of Identity</text:span></text:p>
        <text:p text:style-name="P1">Oil on canvas</text:p>
        <text:p text:style-name="P1">25 x 40”</text:p>
        <text:p text:style-name="P1">2012</text:p>
        <text:p text:style-name="P1"/>
        <text:p text:style-name="P1">15. <text:s/><text:span text:style-name="T2">Washing Feet</text:span></text:p>
        <text:p text:style-name="P1">Charcoal, chalk on poster board</text:p>
        <text:p text:style-name="P1">22 x 28”</text:p>
        <text:p text:style-name="P1">2013</text:p>
        <text:p text:style-name="P1"/>
        <text:p text:style-name="P1">16. <text:s/><text:span text:style-name="T2">Heartlock</text:span></text:p>
        <text:p text:style-name="P1">Oil on canvas</text:p>
        <text:p text:style-name="P1">50 x 50”</text:p>
        <text:p text:style-name="P1">2013</text:p>
        <text:p text:style-name="P6"/>
        <text:p text:style-name="P6"/>
        <text:p text:style-name="P6">1<text:span text:style-name="T9">7</text:span>. <text:s/><text:span text:style-name="T2">Icon</text:span></text:p>
        <text:p text:style-name="P6">Oil on canvas</text:p>
        <text:p text:style-name="P6">23.5 x 32"</text:p>
        <text:p text:style-name="P6">2013</text:p>
        <text:p text:style-name="P6"/>
        <text:p text:style-name="P1">1<text:span text:style-name="T9">8</text:span>. <text:s/><text:span text:style-name="T5">The C</text:span><text:span text:style-name="T2">ult of Modernism </text:span></text:p>
        <text:p text:style-name="P1">Oil on particle board</text:p>
        <text:p text:style-name="P1">16 x 30”</text:p>
        <text:p text:style-name="P1">2015</text:p>
        <text:p text:style-name="P1"/>
        <text:p text:style-name="P1">1<text:span text:style-name="T9">9</text:span>. <text:s/><text:span text:style-name="T2">Comortable with the </text:span><text:span text:style-name="T5">N</text:span><text:span text:style-name="T2">ew Sincerity</text:span></text:p>
        <text:p text:style-name="P2">(Collab. with Jimmie Kilpatrick)</text:p>
        <text:p text:style-name="P1">Oil, acrylic, collage on canvas</text:p>
        <text:p text:style-name="P1">22 x 30”</text:p>
        <text:p text:style-name="P1">2015</text:p>
        <text:p text:style-name="P1"/>
        <text:p text:style-name="P1">20. <text:s/><text:span text:style-name="T2">Abdication </text:span></text:p>
        <text:p text:style-name="P1">Oil on canvas</text:p>
        <text:p text:style-name="P1">60 x 78”</text:p>
        <text:p text:style-name="P1">2015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G" svg:font-family="'Linux Biolinum G'"/>
    <style:font-face style:name="Mangal1" svg:font-family="Mangal"/>
    <style:font-face style:name="Linux Biolinum G1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9:29:35.441000000</meta:creation-date>
    <dc:date>2016-01-12T14:35:31.531000000</dc:date>
    <meta:editing-duration>PT49M14S</meta:editing-duration>
    <meta:editing-cycles>8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83" meta:word-count="249" meta:character-count="1202" meta:non-whitespace-character-count="1013"/>
  </office:meta>
</office:document-meta>
</file>